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96811227370162324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1">forme globale communications années 50 (2 ?)</text:p>
                    </text:list-item>
                    <text:list-item>
                      <text:p text:style-name="P1">idée alternative</text:p>
                    </text:list-item>
                    <text:list-item>
                      <text:p text:style-name="P1">avantage en cas de panne d'un ordi</text:p>
                    </text:list-item>
                    <text:list-item>
                      <text:p text:style-name="P1">années 60 : font l'ancêtre d'internet (nom + pour qui c'est ? + combien machines)</text:p>
                    </text:list-item>
                    <text:list-item>
                      <text:p text:style-name="P1">insuffisance de cet ancêtre... (doit marier différents protocoles et topologies)</text:p>
                    </text:list-item>
                    <text:list-item>
                      <text:p text:style-name="P1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1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1">% internautes mondiaux en asie</text:p>
                        </text:list-item>
                        <text:list-item>
                          <text:p text:style-name="P1">pays le plus internetisé</text:p>
                        </text:list-item>
                        <text:list-item>
                          <text:p text:style-name="P1">français = combien de % d'internautes mondiaux ?</text:p>
                        </text:list-item>
                        <text:list-item>
                          <text:p text:style-name="P1">% africains</text:p>
                        </text:list-item>
                        <text:list-item>
                          <text:p text:style-name="P1">proportion mondiale internautes</text:p>
                        </text:list-item>
                        <text:list-item>
                          <text:p text:style-name="P1">facteur multiplication internautes entre 2000 et 2010</text:p>
                        </text:list-item>
                        <text:list-item>
                          <text:p text:style-name="P1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1">année de naissance</text:p>
                    </text:list-item>
                    <text:list-item>
                      <text:p text:style-name="P1">OSI = norme précisant comment les ordinateurs doivent communiquer</text:p>
                    </text:list-item>
                    <text:list-item>
                      <text:p text:style-name="P1">organisé en 7 couches qui ont chacune un rôle</text:p>
                    </text:list-item>
                    <text:list-item>
                      <text:p text:style-name="P1">quelles sont ces 7 couches ? (moyen mnémotechnique fac)</text:p>
                    </text:list-item>
                    <text:list-item>
                      <text:p text:style-name="P1">on s'occupe pas des couches 5 et 6 dans ce cours (ni cours fac) car par TCP/IP</text:p>
                    </text:list-item>
                    <text:list-item>
                      <text:p text:style-name="P1">TCP/IP et OSI sont tous deux des modèles, mais</text:p>
                      <text:list>
                        <text:list-item>
                          <text:p text:style-name="P1">OSI est un modèle théorique</text:p>
                        </text:list-item>
                        <text:list-item>
                          <text:p text:style-name="P1">TCP/IP n'utilise pas les couches 5 et 6 donc pas vues dans ce cours</text:p>
                        </text:list-item>
                      </text:list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rôle</text:p>
                        </text:list-item>
                        <text:list-item>
                          <text:p text:style-name="P1">rôle secondaire (sauf 1)</text:p>
                        </text:list-item>
                        <text:list-item>
                          <text:p text:style-name="P1">matériel associé (sauf 4)</text:p>
                        </text:list-item>
                      </text:list>
                    </text:list-item>
                    <text:list-item>
                      <text:p text:style-name="P1">règles d'or du modèle OSI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05T22:01:33</dc:date>
    <dc:creator>yjfjyf jjku</dc:creator>
    <meta:editing-duration>PT52M16S</meta:editing-duration>
    <meta:editing-cycles>36</meta:editing-cycles>
    <meta:generator>OpenOffice/4.0.0$Unix OpenOffice.org_project/400m3$Build-9702</meta:generator>
    <meta:document-statistic meta:table-count="0" meta:image-count="0" meta:object-count="0" meta:page-count="1" meta:paragraph-count="35" meta:word-count="255" meta:character-count="1375"/>
  </office:meta>
</office:document-meta>
</file>